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style:paragraph-properties fo:margin-top="0cm" fo:margin-bottom="0cm" style:text-autospace="none"/>
      <style:text-properties fo:font-family="Monaco" style:font-family-generic="modern" style:font-pitch="fixed" fo:font-size="20pt" style:font-family-asian="Monaco" style:font-family-generic-asian="modern" style:font-pitch-asian="fixed" style:font-size-asian="20pt" style:font-family-complex="Monaco" style:font-family-generic-complex="modern" style:font-pitch-complex="fixed" style:font-size-complex="20pt"/>
    </style:style>
    <style:style style:name="P2" style:family="paragraph">
      <style:paragraph-properties fo:margin-top="0cm" fo:margin-bottom="0cm" style:text-autospace="none"/>
      <style:text-properties fo:color="#000000" fo:font-family="Monaco" style:font-family-generic="modern" style:font-pitch="fixed" fo:font-size="20pt" style:font-family-asian="Monaco" style:font-family-generic-asian="modern" style:font-pitch-asian="fixed" style:font-size-asian="20pt" style:font-family-complex="Monaco" style:font-family-generic-complex="modern" style:font-pitch-complex="fixed" style:font-size-complex="20pt"/>
    </style:style>
    <style:style style:name="P3" style:family="paragraph">
      <style:paragraph-properties fo:margin-top="0cm" fo:margin-bottom="0cm"/>
      <style:text-properties fo:font-family="Monaco" style:font-family-generic="modern" style:font-pitch="fixed" fo:font-size="20pt" style:font-family-asian="Monaco" style:font-family-generic-asian="modern" style:font-pitch-asian="fixed" style:font-size-asian="20pt" style:font-family-complex="Monaco" style:font-family-generic-complex="modern" style:font-pitch-complex="fixed" style:font-size-complex="11.3999996185303pt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color="#7f0055" fo:font-family="Monaco" style:font-family-generic="modern" style:font-pitch="fixed" fo:font-size="20pt" fo:font-weight="bold" style:font-family-asian="Monaco" style:font-family-generic-asian="modern" style:font-pitch-asian="fixed" style:font-size-asian="20pt" style:font-weight-asian="bold" style:font-family-complex="Monaco" style:font-family-generic-complex="modern" style:font-pitch-complex="fixed" style:font-size-complex="20pt" style:font-weight-complex="bold"/>
    </style:style>
    <style:style style:name="T2" style:family="text">
      <style:text-properties fo:color="#000000" fo:font-family="Monaco" style:font-family-generic="modern" style:font-pitch="fixed" fo:font-size="20pt" style:font-family-asian="Monaco" style:font-family-generic-asian="modern" style:font-pitch-asian="fixed" style:font-size-asian="20pt" style:font-family-complex="Monaco" style:font-family-generic-complex="modern" style:font-pitch-complex="fixed" style:font-size-complex="20pt"/>
    </style:style>
    <style:style style:name="T3" style:family="text">
      <style:text-properties fo:color="#000000" fo:font-family="Monaco" style:font-family-generic="modern" style:font-pitch="fixed" fo:font-size="20pt" fo:font-weight="bold" style:font-family-asian="Monaco" style:font-family-generic-asian="modern" style:font-pitch-asian="fixed" style:font-size-asian="20pt" style:font-weight-asian="bold" style:font-family-complex="Monaco" style:font-family-generic-complex="modern" style:font-pitch-complex="fixed" style:font-size-complex="20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000000" fo:font-family="Monaco" style:font-family-generic="modern" style:font-pitch="fixed" fo:font-size="20pt" style:text-underline-style="none" style:font-family-asian="Monaco" style:font-family-generic-asian="modern" style:font-pitch-asian="fixed" style:font-size-asian="20pt" style:font-family-complex="Monaco" style:font-family-generic-complex="modern" style:font-pitch-complex="fixed" style:font-size-complex="20pt"/>
    </style:style>
    <style:style style:name="T6" style:family="text">
      <style:text-properties fo:font-size="20pt" style:text-underline-style="none" style:font-size-asian="20pt" style:font-size-complex="20pt"/>
    </style:style>
    <style:style style:name="T7" style:family="text">
      <style:text-properties fo:color="#000000" fo:font-family="Monaco" style:font-family-generic="modern" style:font-pitch="fixed" fo:font-size="20pt" fo:font-weight="bold" style:font-family-asian="Monaco" style:font-family-generic-asian="modern" style:font-pitch-asian="fixed" style:font-size-asian="20pt" style:font-weight-asian="bold" style:font-family-complex="Monaco" style:font-family-generic-complex="modern" style:font-pitch-complex="fixed" style:font-size-complex="11.3999996185303pt" style:font-weight-complex="bold"/>
    </style:style>
    <style:style style:name="T8" style:family="text">
      <style:text-properties fo:color="#2a00ff" fo:font-family="Monaco" style:font-family-generic="modern" style:font-pitch="fixed" fo:font-size="20pt" fo:font-weight="bold" style:font-family-asian="Monaco" style:font-family-generic-asian="modern" style:font-pitch-asian="fixed" style:font-size-asian="20pt" style:font-weight-asian="bold" style:font-family-complex="Monaco" style:font-family-generic-complex="modern" style:font-pitch-complex="fixed" style:font-size-complex="11.3999996185303pt" style:font-weight-complex="bold"/>
    </style:style>
    <style:style style:name="T9" style:family="text">
      <style:text-properties fo:color="#7f0055" fo:font-family="Monaco" style:font-family-generic="modern" style:font-pitch="fixed" fo:font-size="20pt" fo:font-weight="bold" style:font-family-asian="Monaco" style:font-family-generic-asian="modern" style:font-pitch-asian="fixed" style:font-size-asian="20pt" style:font-weight-asian="bold" style:font-family-complex="Monaco" style:font-family-generic-complex="modern" style:font-pitch-complex="fixed" style:font-size-complex="11.3999996185303pt" style:font-weight-complex="bold"/>
    </style:style>
    <style:style style:name="T10" style:family="text">
      <style:text-properties fo:color="#2a00ff" style:text-outline="false" style:text-line-through-style="none" fo:font-family="Monaco" style:font-family-generic="modern" style:font-pitch="fixed" fo:font-size="20pt" fo:font-style="normal" fo:text-shadow="none" style:text-underline-style="none" fo:font-weight="bold" style:letter-kerning="true" style:font-family-asian="Monaco" style:font-family-generic-asian="modern" style:font-pitch-asian="fixed" style:font-size-asian="20pt" style:font-style-asian="normal" style:font-weight-asian="bold" style:font-family-complex="Monaco" style:font-family-generic-complex="modern" style:font-pitch-complex="fixed" style:font-size-complex="11.3999996185303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7f0055" style:text-outline="false" style:text-line-through-style="none" fo:font-family="Monaco" style:font-family-generic="modern" style:font-pitch="fixed" fo:font-size="20pt" fo:font-style="normal" fo:text-shadow="none" style:text-underline-style="none" fo:font-weight="bold" style:letter-kerning="true" style:font-family-asian="Monaco" style:font-family-generic-asian="modern" style:font-pitch-asian="fixed" style:font-size-asian="20pt" style:font-style-asian="normal" style:font-weight-asian="bold" style:font-family-complex="Monaco" style:font-family-generic-complex="modern" style:font-pitch-complex="fixed" style:font-size-complex="11.3999996185303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fo:font-family="Monaco" style:font-family-generic="modern" style:font-pitch="fixed" fo:font-size="20pt" fo:font-style="normal" fo:text-shadow="none" style:text-underline-style="none" fo:font-weight="bold" style:letter-kerning="true" style:font-family-asian="Monaco" style:font-family-generic-asian="modern" style:font-pitch-asian="fixed" style:font-size-asian="20pt" style:font-style-asian="normal" style:font-weight-asian="bold" style:font-family-complex="Monaco" style:font-family-generic-complex="modern" style:font-pitch-complex="fixed" style:font-size-complex="11.3999996185303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RoboEase – Goals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anguage tailored to liquid handling robots</text:p>
              </text:list-item>
              <text:list-item>
                <text:p>Abstracts away the details of robot control</text:p>
              </text:list-item>
              <text:list-item>
                <text:p>Portable among labs</text:p>
              </text:list-item>
              <text:list-item>
                <text:p>Portable across robots</text:p>
              </text:list-item>
              <text:list-item>
                <text:p>Possible to add new peripheral devi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Extensions to RoboEase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ore portable protocols</text:p>
                <text:list>
                  <text:list-item>
                    <text:p>Tip handling</text:p>
                  </text:list-item>
                  <text:list-item>
                    <text:p>Pipetting policies</text:p>
                  </text:list-item>
                  <text:list-item>
                    <text:p>Cooling</text:p>
                  </text:list-item>
                </text:list>
              </text:list-item>
              <text:list-item>
                <text:p>Pluggable commands for peripherals</text:p>
              </text:list-item>
              <text:list-item>
                <text:p>User-defined functions</text:p>
              </text:list-item>
              <text:list-item>
                <text:p>Optimization</text:p>
              </text:list-item>
              <text:list-item>
                <text:p>Dynamic interaction with robo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256cm" svg:x="1.4cm" svg:y="0.962cm" presentation:class="title" presentation:user-transformed="true">
          <draw:text-box>
            <text:p>Design trade-off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Portability (increases code fragmentation)</text:p>
              </text:list-item>
              <text:list-item>
                <text:p>Modularity (increases concept fragmentation)</text:p>
              </text:list-item>
              <text:list-item>
                <text:p>Plugability (obscures chain of responsibility)</text:p>
              </text:list-item>
              <text:list-item>
                <text:p>Flexibility (sacrifices simplicity)</text:p>
              </text:list-item>
              <text:list-item>
                <text:p>New language vs libra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DSL: language vs. library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omain Specific Language (DSL)</text:p>
              </text:list-item>
              <text:list-item>
                <text:p>New language: complete control of syntax</text:p>
              </text:list-item>
              <text:list-item>
                <text:p>Library: leverages mature compiler and tools</text:p>
              </text:list-item>
              <text:list-item>
                <text:p>Why Scala DSL:</text:p>
                <text:list>
                  <text:list-item>
                    <text:p>~80% ideal syntax</text:p>
                  </text:list-item>
                  <text:list-item>
                    <text:p>JVM and IDE</text:p>
                  </text:list-item>
                </text:list>
              </text:list-item>
              <text:list-item>
                <text:p>Existing RoboEase scripts parsed by libra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System component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Robot configuration</text:p>
              </text:list-item>
              <text:list-item>
                <text:p>Peripheral device plugins</text:p>
              </text:list-item>
              <text:list-item>
                <text:p>Generic protocol</text:p>
              </text:list-item>
              <text:list-item>
                <text:p>Customization of protocol</text:p>
              </text:list-item>
              <text:list-item>
                <text:p>Translator to produce low-level code for a specific robo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Sample code</text:p>
          </draw:text-box>
        </draw:frame>
        <draw:frame presentation:style-name="pr6" draw:text-style-name="P4" draw:layer="layout" svg:width="22.225cm" svg:height="11.43cm" svg:x="3.88cm" svg:y="5.715cm" presentation:class="outline" presentation:user-transformed="true">
          <draw:text-box>
            <text:p text:style-name="P1"><text:span text:style-name="T1">class</text:span><text:span text:style-name="T2"> TestProtocol </text:span><text:span text:style-name="T1">extends</text:span><text:span text:style-name="T2"> Roboliq {</text:span></text:p>
            <text:p text:style-name="P1"><text:span text:style-name="T3"><text:s text:c="2"/></text:span><text:span text:style-name="T1">val</text:span><text:span text:style-name="T2"> water = </text:span><text:span text:style-name="T1">new</text:span><text:span text:style-name="T2"> Liquid</text:span></text:p>
            <text:p text:style-name="P1"><text:span text:style-name="T1"><text:s text:c="2"/></text:span><text:span text:style-name="T1">val</text:span><text:span text:style-name="T2"> plate = </text:span><text:span text:style-name="T1">new</text:span><text:span text:style-name="T2"> Plate</text:span></text:p>
            <text:p text:style-name="P2"><text:span text:style-name="T4"/></text:p>
            <text:p text:style-name="P2"><text:span text:style-name="T5"><text:s text:c="2"/></text:span><text:span text:style-name="T5">protocol </text:span><text:span text:style-name="T6">{</text:span></text:p>
            <text:p text:style-name="P2"><text:span text:style-name="T4"><text:s text:c="4"/></text:span><text:span text:style-name="T4">pipette(water, plate, 30 ul)</text:span></text:p>
            <text:p text:style-name="P2"><text:span text:style-name="T4"><text:s text:c="2"/></text:span><text:span text:style-name="T4">}</text:span></text:p>
            <text:p text:style-name="P2"><text:span text:style-name="T4"/></text:p>
            <text:p text:style-name="P2"><text:span text:style-name="T5"><text:s text:c="2"/></text:span><text:span text:style-name="T5">customize </text:span><text:span text:style-name="T6">{</text:span></text:p>
            <text:p text:style-name="P3"><text:span text:style-name="T7"><text:s text:c="4"/></text:span><text:span text:style-name="T7">water.liquidClass =</text:span><text:span text:style-name="T7"> </text:span><text:span text:style-name="T8">"D-BSSE Water"</text:span></text:p>
            <text:p text:style-name="P3"><text:span text:style-name="T7"><text:s text:c="4"/></text:span><text:span text:style-name="T7">plate.location =</text:span><text:span text:style-name="T9"> </text:span><text:span text:style-name="T8">"P1"</text:span></text:p>
            <text:p text:style-name="P3"><text:span text:style-name="T10"><text:s text:c="4"/></text:span><text:span text:style-name="T11">val</text:span><text:span text:style-name="T12"> p2 = </text:span><text:span text:style-name="T11">new</text:span><text:span text:style-name="T12"> Plate(nRows = 8, nCols = 1, location = </text:span><text:span text:style-name="T10">"P2"</text:span><text:span text:style-name="T12">)</text:span></text:p>
            <text:p text:style-name="P3"><text:span text:style-name="T12"><text:s text:c="4"/></text:span><text:span text:style-name="T12">p2.well(1).liquid = water</text:span></text:p>
            <text:p text:style-name="P3"><text:span text:style-name="T12"><text:s text:c="2"/></text:span><text:span text:style-name="T12">}</text:span></text:p>
            <text:p text:style-name="P3"><text:span text:style-name="T1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256cm" svg:x="1.4cm" svg:y="0.962cm" presentation:class="title" presentation:user-transformed="true">
          <draw:text-box>
            <text:p>Commands in generic protocol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tructure:</text:p>
                <text:list>
                  <text:list-item>
                    <text:p>Command ID</text:p>
                  </text:list-item>
                  <text:list-item>
                    <text:p>Command arguments (type-safe)</text:p>
                  </text:list-item>
                  <text:list-item>
                    <text:p>Like a token to call a function</text:p>
                  </text:list-item>
                </text:list>
              </text:list-item>
              <text:list-item>
                <text:p>Levels of abstraction</text:p>
                <text:list>
                  <text:list-item>
                    <text:p>Level 0: commands for target robot</text:p>
                  </text:list-item>
                  <text:list-item>
                    <text:p>Level 1: low-level portable commands (mix, move...)</text:p>
                  </text:list-item>
                  <text:list-item>
                    <text:p>Level 2: high-level commands, fully specified</text:p>
                  </text:list-item>
                  <text:list-item>
                    <text:p>Level 3: high-level commands, indetermin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Plugin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In your robot configuration, you register plugins which translate the various high-level comman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Interaction with Tecan robot<text:tab/>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Currently there is no interaction:</text:p>
                <text:list>
                  <text:list-item>
                    <text:p>Manually compile a script</text:p>
                  </text:list-item>
                  <text:list-item>
                    <text:p>Manually load it into Evoware</text:p>
                  </text:list-item>
                  <text:list-item>
                    <text:p>Manually execute it</text:p>
                  </text:list-item>
                </text:list>
              </text:list-item>
              <text:list-item>
                <text:p>For interactive protocols:</text:p>
                <text:list>
                  <text:list-item>
                    <text:p>Create a RoboEase GUI</text:p>
                  </text:list-item>
                  <text:list-item>
                    <text:p>Connect it to the Evoware API to sent commands and monitor measurements and feedb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Open question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How to deal with feedback from robot and peripherals?</text:p>
              </text:list-item>
              <text:list-item>
                <text:p>How to enable with conditional branching?</text:p>
              </text:list-item>
              <text:list-item>
                <text:p>How to with unknown initial quantities whose values are obtained dynamically during protocol execution?</text:p>
                <text:list>
                  <text:list-item>
                    <text:p>Run prior simulations with upper and lower bounds and maximum number of repetition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7-23T16:58:22</meta:creation-date>
    <meta:editing-duration>PT1H20M23S</meta:editing-duration>
    <meta:editing-cycles>15</meta:editing-cycles>
    <dc:date>2011-07-26T10:58:25</dc:date>
    <meta:generator>LibreOffice/3.3$Unix LibreOffice_project/330m19$Build-202</meta:generator>
    <meta:document-statistic meta:object-count="61"/>
  </office:meta>
</office:document-meta>
</file>